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ddb" officeooo:paragraph-rsid="00127ddb"/>
    </style:style>
    <style:style style:name="P2" style:family="paragraph" style:parent-style-name="Standard">
      <style:text-properties officeooo:rsid="001db538" officeooo:paragraph-rsid="001db538"/>
    </style:style>
    <style:style style:name="P3" style:family="paragraph" style:parent-style-name="Standard">
      <style:text-properties officeooo:rsid="001fdfd2" officeooo:paragraph-rsid="001fdfd2"/>
    </style:style>
    <style:style style:name="P4" style:family="paragraph" style:parent-style-name="Standard">
      <style:text-properties officeooo:rsid="0019803e" officeooo:paragraph-rsid="00135ed7"/>
    </style:style>
    <style:style style:name="P5" style:family="paragraph" style:parent-style-name="Standard">
      <style:text-properties officeooo:rsid="00135ed7" officeooo:paragraph-rsid="00135ed7"/>
    </style:style>
    <style:style style:name="P6" style:family="paragraph" style:parent-style-name="Standard">
      <style:text-properties officeooo:paragraph-rsid="0024528e"/>
    </style:style>
    <style:style style:name="T1" style:family="text">
      <style:text-properties officeooo:rsid="00135ed7"/>
    </style:style>
    <style:style style:name="T2" style:family="text">
      <style:text-properties officeooo:rsid="00151eab"/>
    </style:style>
    <style:style style:name="T3" style:family="text">
      <style:text-properties officeooo:rsid="0022fd7d"/>
    </style:style>
    <style:style style:name="T4" style:family="text">
      <style:text-properties officeooo:rsid="0024528e"/>
    </style:style>
    <style:style style:name="T5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Roboto" fo:font-size="12pt" fo:letter-spacing="normal" fo:font-style="normal" fo:font-weight="normal" officeooo:rsid="00245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box 1x27.99e/stck. Treba biti selektovan na startu</text:p>
      <text:p text:style-name="P1"/>
      <text:p text:style-name="P1">2. <text:span text:style-name="T1">visina postotka snizenja nije centrirana??? </text:span><text:span text:style-name="T2">(da li je top zbog display:hide?)</text:span></text:p>
      <text:p text:style-name="P1"/>
      <text:p text:style-name="P5">3. rotacija x-ica na dropdown</text:p>
      <text:p text:style-name="P5"/>
      <text:p text:style-name="P6"><text:span text:style-name="T4">4. kad kliknem na 4ti (</text:span><text:span text:style-name="T5">Produktinformationen</text:span><text:span text:style-name="T6">) box, lijeva strana se rasiri.</text:span></text:p>
      <text:p text:style-name="P4"/>
      <text:p text:style-name="P2"><text:span text:style-name="T4">5</text:span>. kraci JS code</text:p>
      <text:p text:style-name="P2"/>
      <text:p text:style-name="P3"><text:span text:style-name="T4">6</text:span>. kako napraviti da kad se klikne bilo gdje u prozor da se nesto desi? (kao naziv za body, ili tako nesto,</text:p>
      <text:p text:style-name="P3">kako napisati u J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0T10:52:19.630000000</meta:creation-date>
    <dc:date>2020-10-15T11:05:02.206000000</dc:date>
    <meta:editing-duration>PT7H8M56S</meta:editing-duration>
    <meta:editing-cycles>1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66" meta:character-count="379" meta:non-whitespace-character-count="319"/>
  </office:meta>
</office:document-meta>
</file>